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Ke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 – Particles</text:p>
          </table:table-cell>
        </table:table-row>
        <table:table-row table:style-name="ro1">
          <table:table-cell/>
          <table:table-cell office:value-type="string" calcext:value-type="string">
            <text:p>Reported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Days worked</text:p>
          </table:table-cell>
          <table:table-cell table:number-columns-repeated="2"/>
          <table:table-cell office:value-type="string" calcext:value-type="string">
            <text:p>AI – AI</text:p>
          </table:table-cell>
        </table:table-row>
        <table:table-row table:style-name="ro1">
          <table:table-cell/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AI – Hawk/idle/Atk</text:p>
          </table:table-cell>
          <table:table-cell table:number-columns-repeated="3"/>
          <table:table-cell office:value-type="string" calcext:value-type="string">
            <text:p>An – Anim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 – Frog – Walk</text:p>
          </table:table-cell>
          <table:table-cell table:number-columns-repeated="3"/>
          <table:table-cell office:value-type="string" calcext:value-type="string">
            <text:p>FX – Sound F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 – Frog – Lunge</text:p>
          </table:table-cell>
          <table:table-cell table:number-columns-repeated="3"/>
          <table:table-cell office:value-type="string" calcext:value-type="string">
            <text:p>M – Mus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 – Hawk – Idle</text:p>
          </table:table-cell>
          <table:table-cell table:number-columns-repeated="3"/>
          <table:table-cell office:value-type="string" calcext:value-type="string">
            <text:p>C – 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 – Hawk – Dive</text:p>
          </table:table-cell>
          <table:table-cell table:number-columns-repeated="3"/>
          <table:table-cell office:value-type="string" calcext:value-type="string">
            <text:p>L – lev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 – Swing –Limit Accel/Vel no loo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 – Swing – Increase player input ac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Player FootSt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Scythe Sla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land from Jum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Kill enem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Slide down wal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Hawk Notice Play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Hawk Id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- Frog idle footst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Frog notices play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Frog bite (part of lung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Wall Worm Spr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 – Wall Worm Post Attack Crick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 – Title Scre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 – Level 1 (Ensure it can be distorted for effec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 – Ending Theme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 – Updraf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 – Rest Spo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 – Enemy Attac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 – Redesign (See note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 – destructible wal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 – 1/3 of remaining level needs redesig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 – Rewards for reaching more difficult spot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 – Player – Swing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 – Jumping off falling platform you don’t get enough height</text:p>
          </table:table-cell>
          <table:table-cell table:number-columns-repeated="3"/>
          <table:table-cell office:value-type="string" calcext:value-type="string">
            <text:p>Calling jump on a falling platform took the platforms falling velocity into account with the jumping veloc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 – Camera Follow Bounds has issues with idle character fall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 – Camera clips through walls, change environment to fit the lev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 – Characters rotation looks weird and can be abuse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 – Slowing down when attacking feature causes mess up in changing to MOVE_Swing disabled for now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0:30:10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6T06:28:22.448000000</meta:creation-date>
    <dc:date>2020-11-22T10:31:35.872000000</dc:date>
    <meta:editing-duration>P5DT1H27M33S</meta:editing-duration>
    <meta:editing-cycles>5</meta:editing-cycles>
    <meta:generator>LibreOffice/6.4.4.2$Windows_X86_64 LibreOffice_project/3d775be2011f3886db32dfd395a6a6d1ca2630ff</meta:generator>
    <meta:document-statistic meta:table-count="1" meta:cell-count="48" meta:object-count="0"/>
  </office:meta>
</office:document-meta>
</file>